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tham Rounded A" svg:font-family="'Gotham Rounded A', 'Gotham Rounded B', 'Gotham Rounded', 'Helvetica Neue'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officeooo:rsid="0014c36c" officeooo:paragraph-rsid="0014c36c"/>
    </style:style>
    <style:style style:name="T1" style:family="text">
      <style:text-properties fo:font-variant="normal" fo:text-transform="none" fo:color="#576366" style:font-name="Gotham Rounded A" fo:font-size="10.5pt" fo:letter-spacing="normal" fo:font-style="normal" fo:font-weight="normal"/>
    </style:style>
    <style:style style:name="T2" style:family="text">
      <style:text-properties fo:font-variant="normal" fo:text-transform="none" fo:color="#576366" style:font-name="inherit" fo:font-size="10.5pt" fo:letter-spacing="normal" fo:font-style="italic" fo:font-weight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Diferença entre HTML Collection e Node List</text:span></text:p>
      <text:p text:style-name="P1"><text:span text:style-name="T1">Um </text:span><text:span text:style-name="Emphasis"><text:span text:style-name="T2">HTMLCollection</text:span></text:span><text:span text:style-name="T1"> deve conter apenas elementos, ter um método </text:span><text:span text:style-name="Emphasis"><text:span text:style-name="T2">namedItem</text:span></text:span><text:span text:style-name="T1"> e permitir a indexação do item por número ou nome.</text:span></text:p>
      <text:p text:style-name="P1"><text:span text:style-name="T1">Um </text:span><text:span text:style-name="Emphasis"><text:span text:style-name="T2">NodeList</text:span></text:span><text:span text:style-name="T1"> pode conter elementos junto com outros tipos de nós (como blocos de texto) e os itens só podem ser indexados por número.</text:span></text:p>
      <text:p text:style-name="P1"><text:span text:style-name="T1">Portanto, eles são muito semelhantes, mas embora um </text:span><text:span text:style-name="Emphasis"><text:span text:style-name="T2">NodeList</text:span></text:span><text:span text:style-name="T1"> possa conter apenas elementos, você não pode usar o método </text:span><text:span text:style-name="Emphasis"><text:span text:style-name="T2">namedItem</text:span></text:span><text:span text:style-name="T1"> nele, ou indexar nele usando nomes como índices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tham Rounded A" svg:font-family="'Gotham Rounded A', 'Gotham Rounded B', 'Gotham Rounded', 'Helvetica Neue'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08:49:25.703515753</meta:creation-date>
    <dc:date>2021-05-11T08:50:41.416449096</dc:date>
    <meta:editing-duration>PT1M30S</meta:editing-duration>
    <meta:editing-cycles>1</meta:editing-cycles>
    <meta:document-statistic meta:table-count="0" meta:image-count="0" meta:object-count="0" meta:page-count="2" meta:paragraph-count="4" meta:word-count="79" meta:character-count="475" meta:non-whitespace-character-count="400"/>
    <meta:generator>LibreOffice/6.4.7.2$Linux_X86_64 LibreOffice_project/40$Build-2</meta:generator>
  </office:meta>
</office:document-meta>
</file>